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7.923cm" loext:decorative="false"/>
      <style:paragraph-properties style:writing-mode="lr-tb"/>
    </style:style>
    <style:style style:name="gr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35cm" fo:min-width="11.25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</text:span><text:span text:style-name="T1">а</text:span><text:span text:style-name="T1">ч</text:span><text:span text:style-name="T1">а</text:span><text:span text:style-name="T1">л</text:span><text:span text:style-name="T1">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5cm" svg:y1="5.45cm" svg:x2="13.5cm" svg:y2="5.45cm">
          <text:p/>
        </draw:line>
        <draw:line draw:style-name="gr2" draw:text-style-name="P3" draw:layer="layout" svg:x1="12.7cm" svg:y1="9.7cm" svg:x2="13.45cm" svg:y2="9.7cm">
          <text:p/>
        </draw:line>
        <draw:custom-shape draw:style-name="gr1" draw:text-style-name="P2" draw:layer="layout" svg:width="6.488cm" svg:height="1.64cm" svg:x="3cm" svg:y="10.21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299cm" svg:y1="1.891cm" svg:x2="6.299cm" svg:y2="2.876cm">
          <text:p/>
        </draw:line>
        <draw:path draw:style-name="gr4" draw:text-style-name="P5" draw:layer="layout" svg:width="11.749cm" svg:height="3.849cm" svg:x="0.5cm" svg:y="5.4cm" svg:viewBox="0 0 11750 3850" svg:d="M0 3850v-3850h11750v3850zM653 132v3718zM11097 132v3718z">
          <text:p text:style-name="P4"><text:span text:style-name="T1"/></text:p>
          <text:p text:style-name="P4"><text:span text:style-name="T1">field:=create_field(rows, columns)</text:span></text:p>
          <text:p text:style-name="P4"><text:span text:style-name="T1">set_numbers(field, rows, columns)</text:span></text:p>
          <text:p text:style-name="P4"><text:span text:style-name="T1">print_field(field, rows, columns</text:span></text:p>
        </draw:path>
        <draw:frame draw:style-name="gr5" draw:text-style-name="P6" draw:layer="layout" svg:width="8.423cm" svg:height="4.136cm" svg:x="12.577cm" svg:y="6.25cm">
          <draw:text-box>
            <text:p><text:span text:style-name="T1">Создание поля</text:span></text:p>
            <text:p><text:span text:style-name="T1">Изменение некоторых '.' на число </text:span></text:p>
            <text:p><text:span text:style-name="T1">от 1 до 8 правилу сапера на поле</text:span></text:p>
            <text:p><text:span text:style-name="T1">Вывод поля</text:span></text:p>
          </draw:text-box>
        </draw:frame>
        <draw:line draw:style-name="gr2" draw:text-style-name="P3" draw:layer="layout" svg:x1="12.75cm" svg:y1="5.45cm" svg:x2="12.75cm" svg:y2="9.7cm">
          <text:p/>
        </draw:line>
        <draw:line draw:style-name="gr3" draw:text-style-name="P3" draw:layer="layout" svg:x1="6.25cm" svg:y1="9.265cm" svg:x2="6.25cm" svg:y2="10.25cm">
          <text:p/>
        </draw:line>
        <draw:custom-shape draw:style-name="gr6" draw:text-style-name="P7" draw:layer="layout" svg:width="11.75cm" svg:height="1.6cm" svg:x="0.5cm" svg:y="2.9cm">
          <text:p text:style-name="P4"><text:span text:style-name="T1">rows:=5</text:span></text:p>
          <text:p text:style-name="P4"><text:span text:style-name="T1">columns:=5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299cm" svg:y1="4.491cm" svg:x2="6.299cm" svg:y2="5.476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31T23:47:31.414055201</dc:date>
    <meta:editing-duration>PT58M30S</meta:editing-duration>
    <meta:editing-cycles>10</meta:editing-cycles>
    <meta:generator>LibreOffice/25.2.7.2$Linux_X86_64 LibreOffice_project/520$Build-2</meta:generator>
    <meta:document-statistic meta:object-count="11"/>
  </office:meta>
</office:document-meta>
</file>